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, Tahoma, NanumGothic, '맑은 고딕', 'Malgun Gothic', '맑은 고딕', Dotum, sans-serif"/>
    <style:font-face style:name="Lohit Devanagari1" svg:font-family="'Lohit Devanagari'"/>
    <style:font-face style:name="Roboto" svg:font-family="Roboto, arial, sans-serif"/>
    <style:font-face style:name="TH SarabunPSK" svg:font-family="'TH SarabunPSK'"/>
    <style:font-face style:name="TH SarabunPSK2" svg:font-family="'TH SarabunPSK'" style:font-pitch="variable"/>
    <style:font-face style:name="Liberation Serif" svg:font-family="'Liberation Serif'" style:font-family-generic="roman" style:font-pitch="variable"/>
    <style:font-face style:name="TH SarabunPSK1" svg:font-family="'TH SarabunPSK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02124" fo:letter-spacing="normal"/>
    </style:style>
    <style:style style:name="P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02124" style:font-name="Roboto" fo:font-size="9.75pt" fo:letter-spacing="normal" fo:font-style="normal" fo:font-weight="normal"/>
    </style:style>
    <style:style style:name="P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02124" style:font-name="Roboto" fo:font-size="9.75pt" fo:letter-spacing="normal" fo:font-style="normal" fo:font-weight="normal" style:font-name-complex="Roboto" style:font-size-complex="9.75pt" style:font-style-complex="normal" style:font-weight-complex="normal"/>
    </style:style>
    <style:style style:name="P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6393d" style:font-name="Roboto" fo:font-size="9.75pt" fo:letter-spacing="normal" fo:font-style="normal" fo:font-weight="normal" style:font-name-complex="Roboto" style:font-size-complex="9.75pt" style:font-style-complex="normal" style:font-weight-complex="normal"/>
    </style:style>
    <style:style style:name="P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6393d" style:font-name="Roboto" fo:font-size="9.75pt" fo:letter-spacing="normal" fo:font-style="normal" fo:font-weight="normal" officeooo:rsid="000603a6" officeooo:paragraph-rsid="000603a6" style:font-name-complex="Roboto" style:font-size-complex="9.75pt" style:font-style-complex="normal" style:font-weight-complex="normal"/>
    </style:style>
    <style:style style:name="P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6393d" style:font-name="Roboto" fo:font-size="9.75pt" fo:letter-spacing="normal" fo:font-style="normal" fo:font-weight="normal" officeooo:rsid="0008bb50" officeooo:paragraph-rsid="0008bb50" style:font-name-complex="Roboto" style:font-size-complex="9.75pt" style:font-style-complex="normal" style:font-weight-complex="normal"/>
    </style:style>
    <style:style style:name="P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font-name="TH SarabunPSK2" fo:font-size="14pt" officeooo:paragraph-rsid="000603a6" style:font-size-asian="14pt" style:font-name-complex="TH SarabunPSK2" style:font-size-complex="14pt"/>
    </style:style>
    <style:style style:name="T1" style:family="text">
      <style:text-properties style:font-name="Roboto" fo:font-size="9.75pt" fo:font-style="normal" fo:font-weight="normal"/>
    </style:style>
    <style:style style:name="T2" style:family="text">
      <style:text-properties style:font-name="Roboto" fo:font-size="9.75pt" fo:font-style="normal" fo:font-weight="normal" style:font-name-complex="Roboto" style:font-size-complex="9.75pt" style:font-style-complex="normal" style:font-weight-complex="normal"/>
    </style:style>
    <style:style style:name="T3" style:family="text">
      <style:text-properties style:font-name-complex="Roboto" style:font-size-complex="9.75pt" style:font-style-complex="normal" style:font-weight-complex="normal"/>
    </style:style>
    <style:style style:name="T4" style:family="text">
      <style:text-properties style:font-name="Arimo" fo:font-size="9pt"/>
    </style:style>
    <style:style style:name="T5" style:family="text">
      <style:text-properties style:font-name-complex="Arimo" style:font-size-complex="9pt"/>
    </style:style>
    <style:style style:name="T6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7" style:family="text">
      <style:text-properties style:text-outline="false" style:text-line-through-style="none" style:text-line-through-type="none" fo:font-style="normal" fo:text-shadow="none" style:text-underline-style="none" fo:font-weight="bold" style:font-style-asian="normal" style:font-weight-asian="bold" style:text-emphasize="none"/>
    </style:style>
    <style:style style:name="T8" style:family="text">
      <style:text-properties style:text-outline="false" style:text-line-through-style="none" style:text-line-through-type="none" fo:font-style="normal" fo:text-shadow="none" style:text-underline-style="none" fo:font-weight="bold" officeooo:rsid="000603a6" style:font-style-asian="normal" style:font-weight-asian="bold" style:text-emphasize="none"/>
    </style:style>
    <style:style style:name="T9" style:family="text">
      <style:text-properties fo:font-variant="normal" fo:text-transform="none" fo:color="#36393d" fo:letter-spacing="normal" fo:font-style="normal" fo:font-weight="normal" officeooo:rsid="000603a6" style:font-style-complex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ได้ทดลองให้ผู้ใช้และนักพัฒนาทดลองใช้แล้วให้ความคิดเห็น สรุปได้ว่า ผู้ใช้มีความพึงพอใจอยู่ในระดับมาก </text:span><text:span text:style-name="T1">(</text:span><text:span text:style-name="T3">ค่าเฉลี่ย </text:span><text:span text:style-name="T1">4.20) </text:span><text:span text:style-name="T3">ส่วนผู้พัฒนามีความพึงพอใจในมุมมองการออกแบบและฟังก์ชันการใช้งานอยู่ในระดับมาก </text:span><text:span text:style-name="T1">(</text:span><text:span text:style-name="T3">ค่าเฉลี่ย </text:span><text:span text:style-name="T1">4.20) </text:span></text:p>
      <text:p text:style-name="P2"/>
      <text:p text:style-name="P2"/>
      <text:p text:style-name="P1"><text:span text:style-name="T1">2.4 </text:span><text:span text:style-name="T2">บาท</text:span></text:p>
      <text:p text:style-name="P3">2569.88 บาท / เดือน</text:p>
      <text:p text:style-name="P3">ต้นต่อผู้ใช่งานคิดเป็น 2.4 บาท / คน / เดือน</text:p>
      <text:p text:style-name="P3">บทความ ทดสอบประสิทธิภาพของระบบ Server</text:p>
      <text:p text:style-name="P3"><text:a xlink:type="simple" xlink:href="mailto:prayatl@gmail.com" text:style-name="Internet_20_link" text:visited-style-name="Visited_20_Internet_20_Link">prayatl@gmail.com</text:a></text:p>
      <text:p text:style-name="P3"/>
      <text:p text:style-name="P3"/>
      <text:p text:style-name="P3"/>
      <text:p text:style-name="P3"/>
      <text:p text:style-name="P4"><text:span text:style-name="T5">ค่าเฉลี่ยผลความครบถ้วนของข้อมูลที่ทำการสแครบปิ้งมาจากเว็บไซต์ร้านค้าออนไลน์ขนาดใหญ่ ร้อยละ </text:span><text:span text:style-name="T4">99.95 </text:span><text:span text:style-name="T5">และเมื่อเพิ่มจำนวนบอทจาก </text:span><text:span text:style-name="T4">3 </text:span><text:span text:style-name="T5">ไปเป็น </text:span><text:span text:style-name="T4">13 </text:span><text:span text:style-name="T5">บอทเวลาประมวลผลลดลงถึงประมาณ </text:span><text:span text:style-name="T4">10 </text:span><text:span text:style-name="T5">เท่า </text:span><text:span text:style-name="T4">(170.24/17.21)</text:span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7"><text:span text:style-name="T9">ได้ทดลอง 90 คำค้น แยกเป็น 10 หมวดหมู่ โดย2 หมวดหมู่สุดท้ายใช้เพียง 5 คำค้นต่อหมวดหมู่เพราะนึกชื่อคำค้นอื่นๆไม่ออก ผลสรุป </text:span><text:span text:style-name="T6">ค้นพบตรงตามที่ต้องการ</text:span><text:span text:style-name="T7">(</text:span><text:span text:style-name="T6">รายการ</text:span><text:span text:style-name="T7">) <text:s/></text:span><text:span text:style-name="T8">คิดเป็น 84.17%</text:span></text:p>
      <text:p text:style-name="P5"><text:span text:style-name="T4"/></text:p>
      <text:p text:style-name="P5"><text:span text:style-name="T4"/></text:p>
      <text:p text:style-name="P6"><text:span text:style-name="T4">ในหลักการ search <text:s/>ผมใช้ tool ของ elasticsearch <text:s/>ใช้หลักการ regular expression โดยกำนดรูปแบบการค้นหา เพื่อค้นหาข้อความต่างๆตามที่ต้องการ <text:s/>เช้น น้ำดื่ม <text:s/>กำหนดเป็น <text:s/>.* น้ำดื่ม .* <text:s text:c="5"/>(. หมายถึง เอาไว้ค้นหาตัวอะไรก็ได <text:s/>* <text:s/>มีหรือไม่มีก็ได้) <text:s text:c="2"/>ซึ่งจะใช้หลักการอื่นมาผสมทำการ search ไม่ได้ครับ มันเป็น tool ของ elasticsearch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mo" svg:font-family="Arimo, Tahoma, NanumGothic, '맑은 고딕', 'Malgun Gothic', '맑은 고딕', Dotum, sans-serif"/>
    <style:font-face style:name="Lohit Devanagari1" svg:font-family="'Lohit Devanagari'"/>
    <style:font-face style:name="Roboto" svg:font-family="Roboto, arial, sans-serif"/>
    <style:font-face style:name="TH SarabunPSK" svg:font-family="'TH SarabunPSK'"/>
    <style:font-face style:name="TH SarabunPSK2" svg:font-family="'TH SarabunPSK'" style:font-pitch="variable"/>
    <style:font-face style:name="Liberation Serif" svg:font-family="'Liberation Serif'" style:font-family-generic="roman" style:font-pitch="variable"/>
    <style:font-face style:name="TH SarabunPSK1" svg:font-family="'TH SarabunPSK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1T19:31:07.679273225</meta:creation-date>
    <dc:date>2021-07-14T19:51:11.762258856</dc:date>
    <meta:editing-duration>PT44M13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1" meta:paragraph-count="9" meta:word-count="643" meta:character-count="842" meta:non-whitespace-character-count="766"/>
  </office:meta>
</office:document-meta>
</file>